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0.185cm"/>
    </style:style>
    <style:style style:name="co6" style:family="table-column">
      <style:table-column-properties fo:break-before="auto" style:column-width="9.668cm"/>
    </style:style>
    <style:style style:name="co7" style:family="table-column">
      <style:table-column-properties fo:break-before="auto" style:column-width="11.3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7.55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4.396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5.186cm" fo:break-before="auto" style:use-optimal-row-height="true"/>
    </style:style>
    <style:style style:name="ro12" style:family="table-row">
      <style:table-row-properties style:row-height="3.605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dbdbd" fo:wrap-option="wrap" fo:border="0.06pt solid #000000" style:vertical-align="top"/>
    </style:style>
    <style:style style:name="ce2" style:family="table-cell" style:parent-style-name="Default">
      <style:table-cell-properties fo:background-color="transparent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10" style:family="table-cell" style:parent-style-name="Default">
      <style:table-cell-properties fo:wrap-option="wrap" fo:border="0.06pt solid #000000" style:vertical-align="top"/>
      <style:text-properties fo:color="#be480a"/>
    </style:style>
    <style:style style:name="ce8" style:family="table-cell" style:parent-style-name="Default">
      <style:table-cell-properties fo:background-color="#cccccc" fo:wrap-option="wrap" fo:border="0.06pt solid #000000" style:vertical-align="top"/>
    </style:style>
    <style:style style:name="ce6" style:family="table-cell" style:parent-style-name="Default">
      <style:table-cell-properties fo:background-color="#eeeeee" fo:wrap-option="wrap" fo:border="0.06pt solid #000000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1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3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start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T1" style:family="text">
      <style:text-properties fo:color="#55308d"/>
    </style:style>
    <style:style style:name="T2" style:family="text">
      <style:text-properties fo:color="#468a1a"/>
    </style:style>
    <style:style style:name="T3" style:family="text">
      <style:text-properties fo:color="#999999"/>
    </style:style>
    <style:style style:name="T4" style:family="text">
      <style:text-properties fo:color="#058d98"/>
    </style:style>
    <style:style style:name="T5" style:family="text">
      <style:text-properties fo:color="#b85c00"/>
    </style:style>
    <style:style style:name="T6" style:family="text">
      <style:text-properties fo:color="#ff3838"/>
    </style:style>
    <style:style style:name="T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0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size-complex="10pt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weight-complex="normal" style:font-style-complex="normal" style:font-relief="none"/>
    </style:style>
    <style:style style:name="T12" style:family="text">
      <style:text-properties style:font-name="Liberation Sans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size-complex="10pt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weight-complex="normal" style:font-style-complex="normal" style:font-relief="none" fo:color="#999999"/>
    </style:style>
    <style:style style:name="T13" style:family="text">
      <style:text-properties fo:color="#be480a"/>
    </style:style>
    <style:style style:name="T14" style:family="text">
      <style:text-properties style:use-window-font-color="true"/>
    </style:style>
    <style:style style:name="T15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1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18" style:family="text">
      <style:text-properties style:font-size-asian="10pt" style:font-style-complex="normal" fo:font-size="10pt" fo:font-weight="normal" fo:font-style="normal" style:font-name-asian="JetBrains Mono" style:font-name-complex="JetBrains Mono" style:font-size-complex="10pt" style:font-weight-asian="normal" style:font-weight-complex="normal" style:font-style-asian="normal" fo:color="#be480a"/>
    </style:style>
    <style:style style:name="T19" style:family="text">
      <style:text-properties style:font-size-asian="10pt" style:font-style-complex="normal" fo:font-size="10pt" fo:font-weight="normal" fo:font-style="normal" style:font-name-asian="JetBrains Mono" style:font-name-complex="JetBrains Mono" style:font-size-complex="10pt" style:font-weight-asian="normal" style:font-weight-complex="normal" style:font-style-asian="normal"/>
    </style:style>
    <style:style style:name="T20" style:family="text">
      <style:text-properties style:font-size-asian="10pt" style:font-style-complex="normal" fo:font-size="10pt" fo:font-weight="normal" fo:font-style="normal" style:font-name-asian="JetBrains Mono" style:font-name-complex="JetBrains Mono" style:font-size-complex="10pt" style:font-weight-asian="normal" style:font-weight-complex="normal" style:font-style-asian="normal" fo:color="#55308d"/>
    </style:style>
    <style:style style:name="T21" style:family="text">
      <style:text-properties fo:color="#a1467e"/>
    </style:style>
    <style:style style:name="T22" style:family="text">
      <style:text-properties fo:color="#b47804"/>
    </style:style>
    <style:style style:name="T23" style:family="text">
      <style:text-properties style:font-name="Liberation Sans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size-complex="10pt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weight-complex="normal" style:font-style-complex="normal" style:font-relief="none" fo:color="#b47804"/>
    </style:style>
    <style:style style:name="T24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25" style:family="text">
      <style:text-properties style:font-name-complex="JetBrains Mono" style:font-name-asian="JetBrains Mono" style:font-style-asian="normal" style:font-weight-complex="normal" fo:font-style="normal" style:font-size-complex="10pt" fo:font-size="10pt" fo:font-weight="normal" style:font-size-asian="10pt" style:font-style-complex="normal" style:font-weight-asian="normal"/>
    </style:style>
    <style:style style:name="T26" style:family="text">
      <style:text-properties style:font-name-complex="JetBrains Mono" style:font-name-asian="JetBrains Mono" style:font-style-asian="normal" style:font-weight-complex="normal" fo:font-style="normal" style:font-size-complex="10pt" fo:font-size="10pt" fo:font-weight="normal" style:font-size-asian="10pt" style:font-style-complex="normal" style:font-weight-asian="normal" fo:color="#55308d"/>
    </style:style>
    <style:style style:name="T27" style:family="text">
      <style:text-properties style:font-name-complex="JetBrains Mono" style:font-name-asian="JetBrains Mono" style:font-style-asian="normal" style:font-weight-complex="normal" fo:font-style="normal" style:font-size-complex="10pt" fo:font-size="10pt" fo:font-weight="normal" style:font-size-asian="10pt" style:font-style-complex="normal" style:font-weight-asian="normal" fo:color="#468a1a"/>
    </style:style>
    <style:style style:name="T28" style:family="text">
      <style:text-properties style:font-name-complex="JetBrains Mono" style:font-name-asian="JetBrains Mono" style:font-style-asian="normal" style:font-weight-complex="normal" fo:font-style="normal" style:font-size-complex="10pt" fo:font-size="10pt" fo:font-weight="normal" style:font-size-asian="10pt" style:font-style-complex="normal" style:font-weight-asian="normal" fo:color="#be480a"/>
    </style:style>
    <style:style style:name="T29" style:family="text">
      <style:text-properties style:text-overline-style="none" style:text-overline-color="font-color" style:font-relief="none" style:text-emphasize="none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style:text-overline-style="none" style:text-overline-color="font-color" style:font-relief="none" style:text-emphasize="none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31" style:family="text">
      <style:text-properties style:text-overline-style="none" style:text-overline-color="font-color" style:font-relief="none" style:text-emphasize="none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62" table:default-cell-style-name="ce7"/>
        <table:table-row table:style-name="ro1">
          <table:table-cell table:style-name="ce3" office:value-type="string" calcext:value-type="string">
            <text:p>ССЫЛКИ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<text:a xlink:href="https://gobyexample.com/" xlink:type="simple">https://gobyexample.com/</text:a></text:p>
          </table:table-cell>
          <table:table-cell table:style-name="ce2" office:value-type="string" calcext:value-type="string">
            <text:p>Примеры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2" office:value-type="string" calcext:value-type="string">
            <text:p>Сравнение Го и Питона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a xlink:href="https://play.golang.org/" xlink:type="simple">https://play.golang.org/</text:a></text:p>
          </table:table-cell>
          <table:table-cell table:style-name="ce2" office:value-type="string" calcext:value-type="string">
            <text:p>Сайт с интерпретатором Go</text:p>
          </table:table-cell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4" office:value-type="string" calcext:value-type="string">
            <text:p>Модуль с объявлением main блока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package main<text:line-break/>import (<text:line-break/> <text:s text:c="3"/>"fmt"<text:line-break/> <text:s text:c="3"/>"math"<text:line-break/>)<text:line-break/><text:line-break/>const s string = "constant"<text:line-break/><text:line-break/><text:line-break/>func main() { … }</text:p>
          </table:table-cell>
          <table:table-cell table:style-name="ce4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комменты</text:p>
          </table:table-cell>
          <table:table-cell table:style-name="ce3"/>
          <table:table-cell table:number-columns-repeated="62"/>
        </table:table-row>
        <table:table-row table:style-name="ro4">
          <table:table-cell table:style-name="ce4" office:value-type="string" calcext:value-type="string">
            <text:p><text:span text:style-name="T1">package</text:span> main</text:p>
            <text:p/>
            <text:p><text:span text:style-name="T3">// обычный строчный комментарий</text:span></text:p>
            <text:p/>
            <text:p/>
            <text:p><text:span text:style-name="T3">/* тоже комментарий</text:span></text:p>
            <text:p/>
            <text:p><text:span text:style-name="T3"> только на несколько строк</text:span></text:p>
            <text:p><text:span text:style-name="T3">*/</text:span></text:p>
            <text:p/>
            <text:p><text:span text:style-name="T3">/* Многострочный комментарий для функции main().</text:span></text:p>
            <text:p><text:span text:style-name="T3">  Чтобы увидеть его, запустите в консоли команду:</text:span></text:p>
            <text:p/>
            <text:p><text:span text:style-name="T3">    godoc comments.go</text:span></text:p>
            <text:p/>
            <text:p><text:span text:style-name="T3">*/</text:span></text:p>
            <text:p/>
            <text:p><text:span text:style-name="T1">func</text:span> <text:span text:style-name="T4">main</text:span>() {</text:p>
            <text:p>}</text:p>
          </table:table-cell>
          <table:table-cell table:style-name="ce4"/>
          <table:table-cell table:number-columns-repeated="62"/>
        </table:table-row>
        <table:table-row table:style-name="ro1" table:number-rows-repeated="7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Присвоение, типы</text:p>
          </table:table-cell>
          <table:table-cell table:style-name="ce3"/>
          <table:table-cell table:number-columns-repeated="62"/>
        </table:table-row>
        <table:table-row table:style-name="ro5">
          <table:table-cell table:style-name="ce4" office:value-type="string" calcext:value-type="string">
            <text:p>perem := 1</text:p>
          </table:table-cell>
          <table:table-cell table:style-name="ce4" office:value-type="string" calcext:value-type="string">
            <text:p>- это краткое объявление и присваивание значения переменной с автовыведением типа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eflect.<text:span text:style-name="T1">TypeOf</text:span>(tst)</text:p>
          </table:table-cell>
          <table:table-cell table:style-name="ce4" office:value-type="string" calcext:value-type="string">
            <text:p>Узнать тип переменной, нужна либа reflect</text:p>
          </table:table-cell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>
          <table:table-cell table:style-name="ce10" office:value-type="string" calcext:value-type="string">
            <text:p>nil</text:p>
          </table:table-cell>
          <table:table-cell table:style-name="ce4" office:value-type="string" calcext:value-type="string">
            <text:p>None или Null</text:p>
          </table:table-cell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>
          <table:table-cell table:style-name="ce4" office:value-type="string" calcext:value-type="string">
            <text:p>i, err := strconv.Atoi(<text:span text:style-name="T2">"-42"</text:span>)</text:p>
          </table:table-cell>
          <table:table-cell table:style-name="ce4" office:value-type="string" calcext:value-type="string">
            <text:p>Изменение типа из string в int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 := strconv.Itoa(-42)</text:p>
          </table:table-cell>
          <table:table-cell table:style-name="ce4" office:value-type="string" calcext:value-type="string">
            <text:p>Перевод типа из int в string</text:p>
          </table:table-cell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Нет короткого if (тернарные строки ?:), только полные if-else</text:p>
          </table:table-cell>
          <table:table-cell table:number-columns-repeated="62"/>
        </table:table-row>
        <table:table-row table:style-name="ro6">
          <table:table-cell table:style-name="ce4" office:value-type="string" calcext:value-type="string">
            <text:p><text:span text:style-name="T5">if </text:span>7%2 == 0 {</text:p>
            <text:p>        fmt.<text:span text:style-name="T1">Println</text:span>(<text:span text:style-name="T2">"7 is even"</text:span>)</text:p>
            <text:p>    } <text:span text:style-name="T5">else</text:span> {</text:p>
            <text:p>        fmt.<text:span text:style-name="T1">Println</text:span>(<text:span text:style-name="T2">"7 is odd"</text:span>)</text:p>
            <text:p>    }</text:p>
          </table:table-cell>
          <table:table-cell table:style-name="ce4" office:value-type="string" calcext:value-type="string">
            <text:p>Обычный if — else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<text:span text:style-name="T5">If </text:span>8%4 == 0 {</text:p>
            <text:p>        fmt.<text:span text:style-name="T1">Println</text:span>(<text:span text:style-name="T2">"8 is divisible by 4"</text:span>)</text:p>
            <text:p>    }</text:p>
          </table:table-cell>
          <table:table-cell table:style-name="ce4" office:value-type="string" calcext:value-type="string">
            <text:p>Короткий if без else</text:p>
          </table:table-cell>
          <table:table-cell table:number-columns-repeated="62"/>
        </table:table-row>
        <table:table-row table:style-name="ro7">
          <table:table-cell table:style-name="ce2" office:value-type="string" calcext:value-type="string">
            <text:p><text:span text:style-name="T5">if </text:span>num := 9; num &lt; 0 {</text:p>
            <text:p>        fmt.<text:span text:style-name="T1">Println</text:span>(num, <text:span text:style-name="T2">"is negative"</text:span>)</text:p>
            <text:p>    } <text:span text:style-name="T5">else</text:span> if num &lt; 10 {</text:p>
            <text:p>        fmt.<text:span text:style-name="T1">Println</text:span>(num,<text:span text:style-name="T2"> "has 1 digit"</text:span>)</text:p>
            <text:p>    } <text:span text:style-name="T5">else</text:span> {</text:p>
            <text:p>        fmt.<text:span text:style-name="T1">Println</text:span>(num, <text:span text:style-name="T2">"has multiple digits"</text:span>)</text:p>
            <text:p>    }</text:p>
            <text:p>}</text:p>
          </table:table-cell>
          <table:table-cell table:style-name="ce4" office:value-type="string" calcext:value-type="string">
            <text:p><text:span text:style-name="T5">If-else</text:span> с внутренней переменной</text:p>
          </table:table-cell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>
          <table:table-cell table:style-name="ce8" office:value-type="string" calcext:value-type="string">
            <text:p>switch</text:p>
          </table:table-cell>
          <table:table-cell table:style-name="ce8" office:value-type="string" calcext:value-type="string">
            <text:p>Который по «Чистому коду» НЕ надо использовать</text:p>
          </table:table-cell>
          <table:table-cell table:number-columns-repeated="62"/>
        </table:table-row>
        <table:table-row table:style-name="ro8">
          <table:table-cell table:style-name="ce4" office:value-type="string" calcext:value-type="string">
            <text:p>i := 2</text:p>
            <text:p>fmt.<text:span text:style-name="T1">Print</text:span>(<text:span text:style-name="T2">"Write "</text:span>, i, <text:span text:style-name="T2">" as "</text:span>)</text:p>
            <text:p><text:span text:style-name="T5">switch</text:span> i {</text:p>
            <text:p>    <text:span text:style-name="T5">case </text:span>1:</text:p>
            <text:p>        fmt.<text:span text:style-name="T1">Println</text:span>(<text:span text:style-name="T2">"one"</text:span>)</text:p>
            <text:p>   <text:span text:style-name="T5"> case</text:span> 2:</text:p>
            <text:p>        fmt.<text:span text:style-name="T1">Println</text:span>(<text:span text:style-name="T2">"two"</text:span>)</text:p>
            <text:p>    <text:span text:style-name="T5">case</text:span> 3:</text:p>
            <text:p>        fmt.<text:span text:style-name="T1">Println</text:span>(<text:span text:style-name="T2">"three"</text:span>)</text:p>
            <text:p>    }</text:p>
            <text:p/>
          </table:table-cell>
          <table:table-cell table:style-name="ce4" office:value-type="string" calcext:value-type="string">
            <text:p>Базовый switch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<text:span text:style-name="T5">switch</text:span> time.Now().Weekday() {</text:p>
            <text:p>    <text:span text:style-name="T5">case</text:span> time.Saturday, time.Sunday:</text:p>
            <text:p>        fmt.<text:span text:style-name="T1">Println</text:span>("It's the weekend")</text:p>
            <text:p>    <text:span text:style-name="T5">default</text:span>:</text:p>
            <text:p>        fmt.<text:span text:style-name="T1">Println</text:span>("It's a weekday")</text:p>
            <text:p>    }</text:p>
          </table:table-cell>
          <table:table-cell table:style-name="ce4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62"/>
        </table:table-row>
        <table:table-row table:style-name="ro9">
          <table:table-cell table:style-name="ce4" office:value-type="string" calcext:value-type="string">
            <text:p>whatAmI := <text:span text:style-name="T5">func</text:span>(i <text:span text:style-name="T5">interface</text:span>{}) {</text:p>
            <text:p>        <text:span text:style-name="T5">switch</text:span> t := i.(<text:span text:style-name="T5">type</text:span>) {</text:p>
            <text:p>        <text:span text:style-name="T5">case</text:span> bool:</text:p>
            <text:p>            fmt.Println("I'm a bool")</text:p>
            <text:p>        <text:span text:style-name="T5">case</text:span> int:</text:p>
            <text:p>            fmt.Println("I'm an int")</text:p>
            <text:p>        <text:span text:style-name="T5">default</text:span>:</text:p>
            <text:p>            fmt.Printf("Don't know type %T\n", t)</text:p>
            <text:p>        }</text:p>
            <text:p>    }</text:p>
          </table:table-cell>
          <table:table-cell table:style-name="ce4" office:value-type="string" calcext:value-type="string">
            <text:p>Свитч по типам</text:p>
          </table:table-cell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6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6" table:number-columns-repeated="2"/>
          <table:table-cell table:number-columns-repeated="62"/>
        </table:table-row>
        <table:table-row table:style-name="ro1" table:number-rows-repeated="6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5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4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19">
          <table:table-cell table:style-name="ce4" table:number-columns-repeated="2"/>
          <table:table-cell table:number-columns-repeated="62"/>
        </table:table-row>
        <table:table-row table:style-name="ro1" table:number-rows-repeated="104849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rings" table:style-name="ta1">
        <table:table-column table:style-name="co4" table:number-columns-repeated="2" table:default-cell-style-name="ce4"/>
        <table:table-row table:style-name="ro1">
          <table:table-cell table:style-name="ce3" office:value-type="string" calcext:value-type="string">
            <text:p>fmt.print</text:p>
          </table:table-cell>
          <table:table-cell table:style-name="ce3"/>
        </table:table-row>
        <table:table-row table:style-name="ro1">
          <table:table-cell office:value-type="string" calcext:value-type="string">
            <text:p>fmt.<text:span text:style-name="T1">Println</text:span>("Some string")</text:p>
          </table:table-cell>
          <table:table-cell office:value-type="string" calcext:value-type="string">
            <text:p>вывод строки с переходом на следующую строку;</text:p>
          </table:table-cell>
        </table:table-row>
        <table:table-row table:style-name="ro1">
          <table:table-cell office:value-type="string" calcext:value-type="string">
            <text:p>fmt.<text:span text:style-name="T1">Print</text:span>("Some string")</text:p>
          </table:table-cell>
          <table:table-cell office:value-type="string" calcext:value-type="string">
            <text:p>вывод строки без перехода на следующую строку;</text:p>
          </table:table-cell>
        </table:table-row>
        <table:table-row table:style-name="ro1">
          <table:table-cell office:value-type="string" calcext:value-type="string">
            <text:p>fmt.<text:span text:style-name="T1">Printf</text:span>(<text:span text:style-name="T2">"Name: %s, Age: %d\n"</text:span>, <text:span text:style-name="T2">"Peter"</text:span>, 35)</text:p>
          </table:table-cell>
          <table:table-cell office:value-type="string" calcext:value-type="string">
            <text:p>форматированный вывод.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table:style-name="ce2" office:value-type="string" calcext:value-type="string">
            <text:p>fmt.<text:span text:style-name="T1">Println</text:span>(<text:span text:style-name="T2">"1+1 ="</text:span>, 1+1)</text:p>
            <text:p>fmt.<text:span text:style-name="T1">Println</text:span>(<text:span text:style-name="T2">"7.0/3.0 ="</text:span>, 7.0/3.0)</text:p>
          </table:table-cell>
          <table:table-cell office:value-type="string" calcext:value-type="string">
            <text:p>Перевод типа из int в string при написании в принте — автоматический</text:p>
          </table:table-cell>
        </table:table-row>
        <table:table-row table:style-name="ro3">
          <table:table-cell office:value-type="string" calcext:value-type="string">
            <text:p>fmt.<text:span text:style-name="T1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office:value-type="string" calcext:value-type="string">
            <text:p>Многострочность обеспечивают обратные кавычки ` - на Tab</text:p>
          </table:table-cell>
        </table:table-row>
        <table:table-row table:style-name="ro10">
          <table:table-cell office:value-type="string" calcext:value-type="string">
            <text:p>fmt.<text:span text:style-name="T1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5">
          <table:table-cell office:value-type="string" calcext:value-type="string">
            <text:p>"go" + "lang"</text:p>
            <text:p/>
          </table:table-cell>
          <table:table-cell office:value-type="string" calcext:value-type="string">
            <text:p>конкатенация строк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st, var, func" table:style-name="ta1">
        <table:table-column table:style-name="co5" table:number-columns-repeated="2" table:default-cell-style-name="ce19"/>
        <table:table-column table:style-name="co3" table:number-columns-repeated="1022" table:default-cell-style-name="ce19"/>
        <table:table-row table:style-name="ro1">
          <table:table-cell table:style-name="ce14" office:value-type="string" calcext:value-type="string">
            <text:p>constants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5">const</text:span> s <text:span text:style-name="T6">string</text:span> = <text:span text:style-name="T2">"constant"</text:span></text:p>
          </table:table-cell>
          <table:table-cell table:style-name="ce15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variables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7">var</text:span><text:span text:style-name="T8"> a </text:span><text:span text:style-name="T9">int = 100</text:span></text:p>
          </table:table-cell>
          <table:table-cell table:style-name="ce15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a:= 100</text:p>
            <text:p/>
            <text:p/>
            <text:p/>
            <text:p/>
            <text:p/>
            <text:p><text:span text:style-name="T10">a:= 100</text:span></text:p>
            <text:p><text:span text:style-name="T11">a:= 100   </text:span><text:span text:style-name="T12">// error</text:span></text:p>
          </table:table-cell>
          <table:table-cell table:style-name="ce15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1">
          <table:table-cell table:style-name="ce15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3">// &lt;-- jazz is new</text:span></text:p>
            <text:p>baz, foo  := someFunc()  <text:span text:style-name="T3">// &lt;-- baz is new</text:span></text:p>
            <text:p><text:span text:style-name="T3"/></text:p>
            <text:p><text:span text:style-name="T13">var</text:span><text:span text:style-name="T14"> foo </text:span><text:span text:style-name="T1">int</text:span><text:span text:style-name="T14"> = 34</text:span></text:p>
            <text:p><text:span text:style-name="T13">func</text:span><text:span text:style-name="T14"> some() {</text:span></text:p>
            <text:p><text:span text:style-name="T14">  </text:span><text:span text:style-name="T3">// because foo here is scoped to some func</text:span></text:p>
            <text:p><text:span text:style-name="T14">  foo := 42  </text:span><text:span text:style-name="T3">// &lt;-- legal</text:span></text:p>
            <text:p><text:span text:style-name="T14">  foo = 314  </text:span><text:span text:style-name="T3">// &lt;-- legal</text:span></text:p>
            <text:p><text:span text:style-name="T14">}</text:span></text:p>
          </table:table-cell>
          <table:table-cell table:style-name="ce15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3">
          <table:table-cell table:style-name="ce15" office:value-type="string" calcext:value-type="string">
            <text:p><text:span text:style-name="T15">var </text:span><text:span text:style-name="T16">a = </text:span><text:span text:style-name="T17">3</text:span></text:p>
          </table:table-cell>
          <table:table-cell table:style-name="ce15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s</text:p>
          </table:table-cell>
          <table:table-cell table:style-name="ce14"/>
          <table:table-cell table:number-columns-repeated="1022"/>
        </table:table-row>
        <table:table-row table:style-name="ro3">
          <table:table-cell table:style-name="ce16" office:value-type="string" office:string-value="func plus(a int, b int) int {    return a + b}" calcext:value-type="string">
            <text:p><text:span text:style-name="T18">func</text:span><text:span text:style-name="T19"> plus(a </text:span><text:span text:style-name="T20">int</text:span><text:span text:style-name="T19">, b </text:span><text:span text:style-name="T20">int</text:span><text:span text:style-name="T19">) </text:span><text:span text:style-name="T20">int</text:span><text:span text:style-name="T19"> {</text:span><text:span text:style-name="T19"/><text:span text:style-name="T19">    </text:span><text:span text:style-name="T18">return</text:span><text:span text:style-name="T19"> a + b</text:span><text:span text:style-name="T19"/><text:span text:style-name="T19">}</text:span></text:p>
          </table:table-cell>
          <table:table-cell table:style-name="ce15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<text:span text:style-name="T13">func</text:span> plusPlus(a, b, c <text:span text:style-name="T1">int</text:span>) <text:span text:style-name="T1">int</text:span> {</text:p>
            <text:p>    <text:span text:style-name="T13">return</text:span> a + b + c</text:p>
            <text:p>}</text:p>
          </table:table-cell>
          <table:table-cell table:style-name="ce15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3">
          <table:table-cell table:style-name="ce15" office:value-type="string" calcext:value-type="string">
            <text:p><text:span text:style-name="T13">func</text:span> vals() (<text:span text:style-name="T1">int, int</text:span>) {</text:p>
            <text:p>    <text:span text:style-name="T13">return</text:span> 3, 7</text:p>
            <text:p>}</text:p>
          </table:table-cell>
          <table:table-cell table:style-name="ce15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i, err := strconv.Atoi(s)</text:p>
            <text:p><text:span text:style-name="T13">if</text:span> err != nil {</text:p>
            <text:p>    panic("Not a number")</text:p>
            <text:p>}</text:p>
          </table:table-cell>
          <table:table-cell table:style-name="ce15" office:value-type="string" calcext:value-type="string">
            <text:p>Функция может возвращать значение и ошибку, если та появилась.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7">
          <table:table-cell table:style-name="ce15" office:value-type="string" calcext:value-type="string">
            <text:p><text:span text:style-name="T13">func</text:span> sum(nums ...<text:span text:style-name="T1">int</text:span>) {</text:p>
            <text:p>    fmt.<text:span text:style-name="T1">Print</text:span>(nums, <text:span text:style-name="T2">" "</text:span>)</text:p>
            <text:p>    total := 0</text:p>
            <text:p>    <text:span text:style-name="T13">for</text:span> _, num := <text:span text:style-name="T13">range</text:span> nums {</text:p>
            <text:p>        total += num</text:p>
            <text:p>    }</text:p>
            <text:p>    fmt.<text:span text:style-name="T1">Println</text:span>(total)</text:p>
            <text:p>}</text:p>
          </table:table-cell>
          <table:table-cell table:style-name="ce15" office:value-type="string" calcext:value-type="string">
            <text:p>Функция, принимающая любо кол-во переменных одного типа, 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5">
          <table:table-cell table:style-name="ce17" office:value-type="string" calcext:value-type="string">
            <text:p>Closure — переменная, содержащая функцию</text:p>
          </table:table-cell>
          <table:table-cell table:style-name="ce17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2">
          <table:table-cell table:style-name="ce15" office:value-type="string" calcext:value-type="string">
            <text:p><text:span text:style-name="T13">func</text:span> intSeq() <text:span text:style-name="T13">func</text:span>() <text:span text:style-name="T1">int</text:span> {</text:p>
            <text:p>    i := 0</text:p>
            <text:p>    <text:span text:style-name="T13">return</text:span> <text:span text:style-name="T13">func</text:span>() <text:span text:style-name="T1">int</text:span> {</text:p>
            <text:p>        i++</text:p>
            <text:p>        <text:span text:style-name="T13">return</text:span> i</text:p>
            <text:p>    }</text:p>
            <text:p>}</text:p>
          </table:table-cell>
          <table:table-cell table:style-name="ce15" office:value-type="string" calcext:value-type="string">
            <text:p>Возвращает ф-ю, инкременирующую внутреннюю переменную i</text:p>
            <text:p/>
            <text:p>Эта функция также хранит состояние i, </text:p>
            <text:p>поэтому это по сути генератор.</text:p>
            <text:p/>
            <text:p>Каждый новый экземпляр верхней функции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    fmt.Println(nextInt())</text:p>
            <text:p>    fmt.Println(nextInt())</text:p>
            <text:p>    fmt.Println(nextInt())</text:p>
            <text:p/>
            <text:p>    newInts := intSeq()</text:p>
            <text:p>    fmt.Println(newInts()</text:p>
          </table:table-cell>
          <table:table-cell table:style-name="ce15" office:value-type="string" calcext:value-type="string">
            <text:p>При кажд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Рекурсия</text:p>
          </table:table-cell>
          <table:table-cell table:style-name="ce18"/>
          <table:table-cell table:number-columns-repeated="1022"/>
        </table:table-row>
        <table:table-row table:style-name="ro1" table:number-rows-repeated="10">
          <table:table-cell table:style-name="ce15" table:number-columns-repeated="2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s" table:style-name="ta1">
        <table:table-column table:style-name="co6" table:number-columns-repeated="2" table:default-cell-style-name="ce4"/>
        <table:table-row table:style-name="ro1">
          <table:table-cell table:style-name="ce3" office:value-type="string" calcext:value-type="string">
            <text:p>For</text:p>
          </table:table-cell>
          <table:table-cell table:style-name="ce3"/>
        </table:table-row>
        <table:table-row table:style-name="ro6">
          <table:table-cell office:value-type="string" calcext:value-type="string">
            <text:p> i := 1</text:p>
            <text:p><text:span text:style-name="T5">for</text:span> i &lt;= 3 {</text:p>
            <text:p>    fmt.<text:span text:style-name="T21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5">while</text:span> из Питона</text:p>
          </table:table-cell>
        </table:table-row>
        <table:table-row table:style-name="ro10">
          <table:table-cell office:value-type="string" calcext:value-type="string">
            <text:p><text:span text:style-name="T5">for</text:span> j := 7; j &lt;= 9; j++ {</text:p>
            <text:p>        fmt.<text:span text:style-name="T21">Println</text:span>(j)</text:p>
            <text:p>    }</text:p>
          </table:table-cell>
          <table:table-cell office:value-type="string" calcext:value-type="string">
            <text:p>Классический <text:span text:style-name="T5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6">
          <table:table-cell office:value-type="string" calcext:value-type="string">
            <text:p><text:span text:style-name="T5">for</text:span> {</text:p>
            <text:p>    fmt.<text:span text:style-name="T21">Println</text:span>(<text:span text:style-name="T2">"loop"</text:span>)</text:p>
            <text:p>    <text:span text:style-name="T5">break</text:span></text:p>
            <text:p>}</text:p>
            <text:p/>
          </table:table-cell>
          <table:table-cell office:value-type="string" calcext:value-type="string">
            <text:p>Вечный цикл. Он же <text:span text:style-name="T5">while True</text:span> в питоне.</text:p>
            <text:p>Оканчивается только через <text:span text:style-name="T5">break</text:span></text:p>
          </table:table-cell>
        </table:table-row>
        <table:table-row table:style-name="ro13">
          <table:table-cell office:value-type="string" calcext:value-type="string">
            <text:p><text:span text:style-name="T5">for</text:span> n := 0; n &lt;= 5; n++ {</text:p>
            <text:p>        if n%2 == 0 {</text:p>
            <text:p>            <text:span text:style-name="T5">continue</text:span></text:p>
            <text:p>        }</text:p>
            <text:p>        fmt.<text:span text:style-name="T21">Println</text:span>(n)</text:p>
            <text:p>    }</text:p>
            <text:p>}</text:p>
          </table:table-cell>
          <table:table-cell office:value-type="string" calcext:value-type="string">
            <text:p>Пример <text:span text:style-name="T5">continue</text:span></text:p>
          </table:table-cell>
        </table:table-row>
        <table:table-row table:style-name="ro1">
          <table:table-cell table:style-name="ce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rays" table:style-name="ta1">
        <table:table-column table:style-name="co7" table:number-columns-repeated="2" table:default-cell-style-name="ce20"/>
        <table:table-column table:style-name="co3" table:number-columns-repeated="1022" table:default-cell-style-name="ce20"/>
        <table:table-row table:style-name="ro1">
          <table:table-cell table:style-name="ce18" office:value-type="string" calcext:value-type="string">
            <text:p>Массивы с ФИКСИРОВАННОЙ ДЛИНОЙ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5">var</text:span> a [5]<text:span text:style-name="T1">int</text:span></text:p>
          </table:table-cell>
          <table:table-cell table:style-name="ce15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[4] = 100</text:p>
          </table:table-cell>
          <table:table-cell table:style-name="ce15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5">len</text:span>(a)</text:p>
          </table:table-cell>
          <table:table-cell table:style-name="ce15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b := [5]<text:span text:style-name="T1">int</text:span>{1, 2, 3, 4, 5}</text:p>
          </table:table-cell>
          <table:table-cell table:style-name="ce15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Slices</text:p>
          </table:table-cell>
          <table:table-cell table:style-name="ce14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5">var</text:span> scores []<text:span text:style-name="T1">float64</text:span></text:p>
          </table:table-cell>
          <table:table-cell table:style-name="ce15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scores = <text:span text:style-name="T5">append</text:span>(scores, 1.1)</text:p>
          </table:table-cell>
          <table:table-cell table:style-name="ce15" office:value-type="string" calcext:value-type="string">
            <text:p>Добавляем к нему элемент 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5">
          <table:table-cell table:style-name="ce15" office:value-type="string" calcext:value-type="string">
            <text:p>s := <text:span text:style-name="T22">make</text:span>([]<text:span text:style-name="T1">string</text:span>, 3)</text:p>
          </table:table-cell>
          <table:table-cell table:style-name="ce15" office:value-type="string" calcext:value-type="string">
            <text:p>Создаём срез НЕнулевой длины (в данном случае длны 3) через оператор <text:span text:style-name="T5">make</text:span>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<text:span text:style-name="T11">finish := </text:span><text:span text:style-name="T23">make</text:span><text:span text:style-name="T11">([]string, len(start</text:span>))</text:p>
            <text:p><text:span text:style-name="T24">copy</text:span><text:span text:style-name="T10">(finish, start</text:span>)</text:p>
          </table:table-cell>
          <table:table-cell table:style-name="ce15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5">
          <table:table-cell table:style-name="ce15" office:value-type="string" calcext:value-type="string">
            <text:p>t := []<text:span text:style-name="T1">string</text:span>{<text:span text:style-name="T2">"g", "h", "i"</text:span>}</text:p>
          </table:table-cell>
          <table:table-cell table:style-name="ce15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2">
          <table:table-cell table:style-name="ce15" office:value-type="string" calcext:value-type="string">
            <text:p>twoD := <text:span text:style-name="T22">make</text:span>( [ ][ ]<text:span text:style-name="T1">int</text:span>, 3)</text:p>
            <text:p>    <text:span text:style-name="T13">for</text:span> i := 0; i &lt; 3; i++ {</text:p>
            <text:p>        innerLen := i + 1</text:p>
            <text:p>        twoD[i] = <text:span text:style-name="T22">make</text:span>([ ]<text:span text:style-name="T1">int</text:span>, innerLen)</text:p>
            <text:p>        <text:span text:style-name="T13">for</text:span> j := 0; j &lt; innerLen; j++ {</text:p>
            <text:p>            twoD[i][j] = i + j</text:p>
            <text:p>        }</text:p>
            <text:p>    }</text:p>
            <text:p>    fmt.<text:span text:style-name="T1">Println</text:span>("2d: ", twoD)</text:p>
          </table:table-cell>
          <table:table-cell table:style-name="ce15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Maps</text:p>
          </table:table-cell>
          <table:table-cell table:style-name="ce14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5">
          <table:table-cell table:style-name="ce22" office:value-type="string" calcext:value-type="string">
            <text:p>m := <text:span text:style-name="T22">make</text:span>(map[<text:span text:style-name="T1">string</text:span>]<text:span text:style-name="T1">int</text:span>)</text:p>
            <text:p/>
          </table:table-cell>
          <table:table-cell table:style-name="ce2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5">
          <table:table-cell table:style-name="ce2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2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v1 := m[<text:span text:style-name="T2">"k1"</text:span>]</text:p>
          </table:table-cell>
          <table:table-cell table:style-name="ce2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>
          <table:table-cell table:style-name="ce22" office:value-type="string" calcext:value-type="string">
            <text:p><text:span text:style-name="T13">len</text:span>(m)</text:p>
          </table:table-cell>
          <table:table-cell table:style-name="ce2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>
          <table:table-cell table:style-name="ce22" office:value-type="string" calcext:value-type="string">
            <text:p><text:span text:style-name="T13">delete</text:span>(m, <text:span text:style-name="T2">"k2"</text:span>)</text:p>
          </table:table-cell>
          <table:table-cell table:style-name="ce2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5">
          <table:table-cell table:style-name="ce22" office:value-type="string" calcext:value-type="string">
            <text:p>_, prs := m[<text:span text:style-name="T2">"k2"</text:span>]</text:p>
          </table:table-cell>
          <table:table-cell table:style-name="ce2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>
          <table:table-cell table:style-name="ce22" office:value-type="string" calcext:value-type="string">
            <text:p>n := map[<text:span text:style-name="T1">string</text:span>]<text:span text:style-name="T1">int</text:span>{<text:span text:style-name="T2">"foo"</text:span>: 1, <text:span text:style-name="T2">"bar"</text:span>: 2}</text:p>
          </table:table-cell>
          <table:table-cell table:style-name="ce2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22" table:number-columns-repeated="2"/>
          <table:table-cell table:number-columns-repeated="1022"/>
        </table:table-row>
        <table:table-row table:style-name="ro1">
          <table:table-cell table:style-name="ce23" office:value-type="string" calcext:value-type="string">
            <text:p>range</text:p>
          </table:table-cell>
          <table:table-cell table:style-name="ce23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10">
          <table:table-cell table:style-name="ce24" office:value-type="string" calcext:value-type="string">
            <text:p><text:span text:style-name="T25">n := map[</text:span><text:span text:style-name="T26">string</text:span><text:span text:style-name="T25">]</text:span><text:span text:style-name="T26">int</text:span><text:span text:style-name="T25">{</text:span><text:span text:style-name="T27">"foo"</text:span><text:span text:style-name="T25">: 1,</text:span><text:span text:style-name="T27"> "bar"</text:span><text:span text:style-name="T25">: 2}</text:span></text:p>
            <text:p><text:span text:style-name="T25"/></text:p>
            <text:p><text:span text:style-name="T28">for</text:span><text:span text:style-name="T25"> key, value := </text:span><text:span text:style-name="T28">range</text:span><text:span text:style-name="T25"> n {</text:span></text:p>
            <text:p><text:span text:style-name="T25">    fmt.</text:span><text:span text:style-name="T26">Println</text:span><text:span text:style-name="T25">(</text:span><text:span text:style-name="T27">"key: "</text:span><text:span text:style-name="T25">, key, </text:span><text:span text:style-name="T27">", value: "</text:span><text:span text:style-name="T25">, value)</text:span></text:p>
          </table:table-cell>
          <table:table-cell table:style-name="ce25" office:value-type="string" calcext:value-type="string">
            <text:p><text:span text:style-name="T29">key, value := </text:span><text:span text:style-name="T30">range</text:span></text:p>
            <text:p><text:span text:style-name="T31">Выдает пары индекс-значение или ключ-значение</text:span></text:p>
          </table:table-cell>
          <table:table-cell table:number-columns-repeated="1022"/>
        </table:table-row>
        <table:table-row table:style-name="ro1" table:number-rows-repeated="7">
          <table:table-cell table:style-name="ce22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.00.0000</text:date>, <text:time style:data-style-name="N2" text:time-value="19:30:46.2727927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09-16T23:13:48.232671005</dc:date>
    <meta:editing-duration>PT21H47M10S</meta:editing-duration>
    <meta:editing-cycles>304</meta:editing-cycles>
    <meta:document-statistic meta:table-count="5" meta:cell-count="139" meta:object-count="0"/>
  </office:meta>
</office:document-meta>
</file>